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85e" officeooo:paragraph-rsid="0011285e"/>
    </style:style>
    <style:style style:name="P2" style:family="paragraph" style:parent-style-name="Standard" style:list-style-name="L1">
      <style:text-properties officeooo:rsid="0011285e" officeooo:paragraph-rsid="0011285e"/>
    </style:style>
    <style:style style:name="P3" style:family="paragraph" style:parent-style-name="Standard" style:list-style-name="L2">
      <style:text-properties officeooo:rsid="0011285e" officeooo:paragraph-rsid="0011285e"/>
    </style:style>
    <style:style style:name="P4" style:family="paragraph" style:parent-style-name="Standard" style:list-style-name="L2">
      <style:text-properties officeooo:paragraph-rsid="0011285e"/>
    </style:style>
    <style:style style:name="P5" style:family="paragraph" style:parent-style-name="Standard" style:list-style-name="L1">
      <style:text-properties officeooo:rsid="001210bf" officeooo:paragraph-rsid="001210bf"/>
    </style:style>
    <style:style style:name="T1" style:family="text">
      <style:text-properties officeooo:rsid="001128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 haben in der Vorlesung den Begriff Coverage kennengelernt.</text:p>
      <text:list xml:id="list5007410840054829750" text:style-name="L1">
        <text:list-item>
          <text:p text:style-name="P2">Von was hängt die Coverage einer Microarrays ab?</text:p>
        </text:list-item>
      </text:list>
      <text:list xml:id="list373526757432020265" text:style-name="L2">
        <text:list-item>
          <text:p text:style-name="P4"><text:span text:style-name="T1">„Qualität meines Arrays“, wie viel Prozent des Array-SNPs sind in hinreichend hohem LD mit den Refernz-SNPs.</text:span></text:p>
        </text:list-item>
        <text:list-item>
          <text:p text:style-name="P3">Nimm Array-SNP und prüfe, ob dieser in der Referenz vorkommt bzw. in LD mit der Referenz-SNPs ist. Coverage ist der Anteil der in der Referenz vorkommenden SNPs</text:p>
        </text:list-item>
        <text:list-item>
          <text:p text:style-name="P3">Abhängig von Referenz, Ethnien, LD-Niveau, cutt-off für seltene Varianten</text:p>
        </text:list-item>
      </text:list>
      <text:list xml:id="list163815608270849" text:continue-list="list5007410840054829750" text:style-name="L1">
        <text:list-item>
          <text:p text:style-name="P2">Was sind die üblichen Referenz-Panels und wie unterscheiden diese sich?</text:p>
          <text:p text:style-name="P5">international HapMap Project, 1000 Genomes Project</text:p>
        </text:list-item>
        <text:list-item>
          <text:p text:style-name="P2">Beschreiben Sie stichpunktartig den Workflow der Affymetrix Axiom Plattform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olz</meta:initial-creator>
    <meta:creation-date>2016-12-12T16:26:16.012269907</meta:creation-date>
    <dc:date>2016-12-12T16:38:15.537576886</dc:date>
    <dc:creator>Alexander Scholz</dc:creator>
    <meta:editing-duration>PT3M2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8" meta:word-count="100" meta:character-count="660" meta:non-whitespace-character-count="571"/>
  </office:meta>
</office:document-meta>
</file>